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4.05cm" fo:min-width="6.8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3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text-align="start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1" draw:id="id1" draw:layer="layout" svg:width="7.3cm" svg:height="4.3cm" svg:x="6.2cm" svg:y="2.6cm">
          <text:p text:style-name="P2"/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3.5cm" svg:y1="4.75cm" svg:x2="13.5cm" svg:y2="4.75cm" draw:start-shape="id1" draw:end-shape="id1" svg:d="M13500 4750z" svg:viewBox="0 0 1 1">
          <text:p/>
        </draw:connector>
        <draw:line draw:style-name="gr3" draw:text-style-name="P3" draw:layer="layout" svg:x1="6.2cm" svg:y1="3.4cm" svg:x2="13.5cm" svg:y2="3.4cm">
          <text:p/>
        </draw:line>
        <draw:frame draw:style-name="gr4" draw:text-style-name="P5" draw:layer="layout" svg:width="6.5cm" svg:height="0.721cm" svg:x="6.5cm" svg:y="2.7cm">
          <draw:text-box>
            <text:p text:style-name="P4"><text:span text:style-name="T1">Usuário</text:span></text:p>
          </draw:text-box>
        </draw:frame>
        <draw:line draw:style-name="gr3" draw:text-style-name="P3" draw:layer="layout" svg:x1="6.2cm" svg:y1="4.4cm" svg:x2="13.5cm" svg:y2="4.4cm">
          <text:p/>
        </draw:line>
        <draw:frame draw:style-name="gr4" draw:text-style-name="P7" draw:layer="layout" svg:width="6.5cm" svg:height="0.721cm" svg:x="6.5cm" svg:y="4.501cm">
          <draw:text-box>
            <text:p text:style-name="P6"><text:span text:style-name="T1">pesquisar()</text:span></text:p>
          </draw:text-box>
        </draw:frame>
        <draw:frame draw:style-name="gr4" draw:text-style-name="P7" draw:layer="layout" svg:width="6.5cm" svg:height="0.721cm" svg:x="6.5cm" svg:y="5.202cm">
          <draw:text-box>
            <text:p text:style-name="P6"><text:span text:style-name="T1">baixarPDF()</text:span></text:p>
          </draw:text-box>
        </draw:frame>
        <draw:frame draw:style-name="gr4" draw:text-style-name="P7" draw:layer="layout" svg:width="6.5cm" svg:height="0.721cm" svg:x="6.5cm" svg:y="5.903cm">
          <draw:text-box>
            <text:p text:style-name="P6"><text:span text:style-name="T1">visualizarPDF(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5T16:18:26.352000000</meta:creation-date>
    <dc:date>2017-09-25T16:34:33.409000000</dc:date>
    <meta:editing-duration>PT12S</meta:editing-duration>
    <meta:editing-cycles>1</meta:editing-cycles>
    <meta:document-statistic meta:object-count="8"/>
    <meta:generator>LibreOffice/5.3.3.2$Windows_X86_64 LibreOffice_project/3d9a8b4b4e538a85e0782bd6c2d430bafe583448</meta:generator>
  </office:meta>
</office:document-meta>
</file>